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590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9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11"/>
        <table:table-column table:style-name="co2" table:number-columns-repeated="249" table:default-cell-style-name="ce11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2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string">
            <text:p>2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ATMega32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ATMega32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DIP4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ATMega32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 office:value-type="string">
            <text:p>none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rp9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B0 (XCK/T0)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B1 (T1)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B2 (INT2/AIN0)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B3 (OC0/AIN1)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B4 (SS)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B5 (MOSI)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B6 (MISO)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B7 (SCK)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RESET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1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VCC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1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1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XTAL2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1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XTAL1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1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D0 (RXD)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1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D1 (TXD)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1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D2 (INT0)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1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D3 (INT1)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1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D4 (OC1B)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1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D5 (OC1A)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2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PD6 (ICP1)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4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(ADC0) PA0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3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(ADC1) PA1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3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(ADC2) PA2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3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(ADC3) PA3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3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(ADC4) PA4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3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(ADC5) PA5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3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(ADC6) PA6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3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(ADC7) PA7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3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AREF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3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3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AVCC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2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(TOSC2) PC7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2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(TOSC1) PC6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2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(TDI) PC5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2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(TDO) PC4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2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(TMS) PC3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2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(TCK) PC2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2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(SDA) PC1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2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(SCL) PC0</text:p>
          </table:table-cell>
          <table:table-cell table:style-name="ce13" table:number-columns-repeated="249"/>
        </table:table-row>
        <table:table-row table:style-name="ro1">
          <table:table-cell table:number-columns-repeated="2" table:style-name="ce4" office:value-type="string">
            <text:p>2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6" office:value-type="string">
            <text:p>(OC2) PD7</text:p>
          </table:table-cell>
          <table:table-cell table:style-name="ce13" table:number-columns-repeated="249"/>
        </table:table-row>
        <table:table-row table:style-name="ro1" table:number-rows-repeated="2">
          <table:table-cell table:style-name="Default" table:number-columns-repeated="7"/>
          <table:table-cell table:style-name="ce13" table:number-columns-repeated="249"/>
        </table:table-row>
        <table:table-row table:style-name="ro1" table:number-rows-repeated="49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6538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3">23.09.2007</text:date>, <text:time>21:30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6-04-10T19:33:07</meta:creation-date>
    <dc:creator>Roman Pszonczenko</dc:creator>
    <dc:date>2007-09-22T18:24:26</dc:date>
    <dc:language>de-DE</dc:language>
    <meta:editing-cycles>8</meta:editing-cycles>
    <meta:editing-duration>PT38M0S</meta:editing-duration>
    <meta:user-defined meta:name="Info 1"/>
    <meta:user-defined meta:name="Info 2"/>
    <meta:user-defined meta:name="Info 3"/>
    <meta:user-defined meta:name="Info 4"/>
    <meta:document-statistic meta:table-count="3" meta:cell-count="321"/>
  </office:meta>
</office:document-meta>
</file>